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7D73311597EA6CAE3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7.526cm" fo:min-width="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3cm, 13.33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36cm, 0cm, 6.19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56cm, 0cm, 0.163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632cm" fo:min-width="5.463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vertical-align="middle" draw:auto-grow-height="false" fo:min-height="0.1cm" fo:min-width="0.114cm"/>
    </style:style>
    <style:style style:name="gr7" style:family="graphic" style:parent-style-name="standard">
      <style:graphic-properties svg:stroke-width="0.018cm" svg:stroke-color="#000000" draw:marker-start-width="0.228cm" draw:marker-end-width="0.228cm" draw:fill-color="#38baff" draw:textarea-vertical-align="middle" draw:auto-grow-height="false" fo:min-height="0.08cm" fo:min-width="0.094cm" fo:padding-top="0.01cm" fo:padding-bottom="0.01cm" fo:padding-left="0.01cm" fo:padding-right="0.01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1f78b4" draw:textarea-vertical-align="middle" draw:auto-grow-height="false" fo:min-height="0.082cm" fo:min-width="0.096cm" fo:padding-top="0.009cm" fo:padding-bottom="0.009cm" fo:padding-left="0.009cm" fo:padding-right="0.009cm"/>
    </style:style>
    <style:style style:name="gr9" style:family="graphic" style:parent-style-name="standard">
      <style:graphic-properties draw:stroke="none" svg:stroke-color="#000000" draw:fill="none" draw:fill-color="#ffffff" fo:min-height="0.632cm" fo:min-width="1.734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e6ab02" draw:textarea-vertical-align="middle" draw:auto-grow-height="false" fo:min-height="0.082cm" fo:min-width="0.096cm" fo:padding-top="0.009cm" fo:padding-bottom="0.009cm" fo:padding-left="0.009cm" fo:padding-right="0.00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a6761d" draw:textarea-vertical-align="middle" draw:auto-grow-height="false" fo:min-height="0.082cm" fo:min-width="0.096cm" fo:padding-top="0.009cm" fo:padding-bottom="0.009cm" fo:padding-left="0.009cm" fo:padding-right="0.009cm"/>
    </style:style>
    <style:style style:name="gr12" style:family="graphic" style:parent-style-name="standard">
      <style:graphic-properties draw:stroke="none" svg:stroke-color="#000000" draw:fill="none" draw:fill-color="#ffffff" fo:min-height="0.319cm" fo:min-width="0.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19cm" fo:min-width="0.1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19cm" fo:min-width="0.176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8baff"/>
      <style:paragraph-properties fo:text-align="center"/>
    </style:style>
    <style:style style:name="P7" style:family="paragraph">
      <loext:graphic-properties draw:fill-color="#1f78b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9" style:family="paragraph">
      <loext:graphic-properties draw:fill-color="#e6ab02"/>
      <style:paragraph-properties fo:text-align="center"/>
    </style:style>
    <style:style style:name="P10" style:family="paragraph">
      <loext:graphic-properties draw:fill-color="#a6761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7pt" style:font-size-complex="7pt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8baff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7pt" style:font-size-asian="7pt" style:font-size-complex="7pt"/>
    </style:style>
    <style:style style:name="T4" style:family="text">
      <style:text-properties style:font-name="Arial" fo:font-size="2pt" style:font-size-asian="2pt" style:font-size-complex="2pt"/>
    </style:style>
    <style:style style:name="T5" style:family="text">
      <style:text-properties fo:color="#1f78b4" style:font-name="Arial" fo:font-size="7pt" style:font-size-asian="7pt" style:font-size-complex="7pt"/>
    </style:style>
    <style:style style:name="T6" style:family="text">
      <style:text-properties fo:font-variant="normal" fo:text-transform="none" fo:color="#e6ab02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6ab02" style:text-outline="false" style:text-line-through-style="none" style:text-line-through-type="none" style:font-name="Arial" fo:font-size="2pt" fo:font-style="normal" fo:text-shadow="none" style:text-underline-style="none" fo:font-weight="normal" style:letter-kerning="true" style:font-name-asian="Noto Sans CJK SC" style:font-size-asian="2pt" style:font-style-asian="normal" style:font-weight-asian="normal" style:font-name-complex="Lohit Devanagari" style:font-size-complex="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6761d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8pt" fo:font-weight="bold" style:font-size-asian="7pt" style:font-size-complex="7pt"/>
    </style:style>
    <style:style style:name="T10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7.526cm" svg:x="5.422cm" svg:y="1.7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3cm" svg:height="3.655cm" svg:x="5.474cm" svg:y="2.297cm">
          <draw:image xlink:href="Pictures/100002010000041B000007D73311597EA6CAE314.png" xlink:type="simple" xlink:show="embed" xlink:actuate="onLoad" loext:mime-type="image/png">
            <text:p/>
          </draw:image>
        </draw:frame>
        <draw:frame draw:style-name="gr3" draw:text-style-name="P2" draw:layer="layout" svg:width="8.897cm" svg:height="6.857cm" svg:x="5.474cm" svg:y="6.961cm">
          <draw:image xlink:href="Pictures/100002010000041B000007D73311597EA6CAE314.png" xlink:type="simple" xlink:show="embed" xlink:actuate="onLoad" loext:mime-type="image/png">
            <text:p/>
          </draw:image>
        </draw:frame>
        <draw:frame draw:style-name="gr4" draw:text-style-name="P2" draw:layer="layout" svg:width="8.897cm" svg:height="5.271cm" svg:x="5.474cm" svg:y="13.916cm">
          <draw:image xlink:href="Pictures/100002010000041B000007D73311597EA6CAE314.png" xlink:type="simple" xlink:show="embed" xlink:actuate="onLoad" loext:mime-type="image/png">
            <text:p/>
          </draw:image>
        </draw:frame>
        <draw:g>
          <draw:g>
            <draw:frame draw:style-name="gr5" draw:text-style-name="P4" draw:layer="layout" svg:width="5.463cm" svg:height="0.632cm" svg:x="5.709cm" svg:y="6.464cm">
              <draw:text-box>
                <text:p text:style-name="P3"><text:span text:style-name="T1"><text:s text:c="7"/></text:span><text:span text:style-name="T1">=30, Q=0.06 <text:s text:c="6"/></text:span><text:span text:style-name="T2">=30, Q=0.012 (ref.=6ms)</text:span><text:span text:style-name="T3"> <text:s text:c="6"/></text:span></text:p>
                <text:p text:style-name="P3"><text:span text:style-name="T4"/></text:p>
                <text:p text:style-name="P3"><text:span text:style-name="T5"><text:s text:c="27"/></text:span><text:span text:style-name="T5">=30, Q=0.012 (ref.=2ms)</text:span></text:p>
              </draw:text-box>
            </draw:frame>
            <draw:custom-shape draw:style-name="gr6" draw:text-style-name="P5" draw:layer="layout" svg:width="0.3cm" svg:height="0.3cm" svg:x="5.854cm" svg:y="6.412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7" draw:text-style-name="P6" draw:layer="layout" svg:width="0.3cm" svg:height="0.3cm" svg:x="7.634cm" svg:y="6.412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8" draw:text-style-name="P7" draw:layer="layout" svg:width="0.3cm" svg:height="0.3cm" svg:x="7.634cm" svg:y="6.763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  <draw:g>
            <draw:frame draw:style-name="gr9" draw:text-style-name="P8" draw:layer="layout" svg:width="1.734cm" svg:height="0.632cm" svg:x="11.728cm" svg:y="6.44cm">
              <draw:text-box>
                <text:p><text:span text:style-name="T1"><text:s text:c="4"/></text:span><text:span text:style-name="T6"><text:s/></text:span><text:span text:style-name="T6">=80, Q=0.06</text:span><text:span text:style-name="T7"><text:line-break/></text:span><text:span text:style-name="T7"/></text:p>
                <text:p><text:span text:style-name="T1"><text:s text:c="5"/></text:span><text:span text:style-name="T8">=80, Q=0.06</text:span></text:p>
              </draw:text-box>
            </draw:frame>
            <draw:custom-shape draw:style-name="gr10" draw:text-style-name="P9" draw:layer="layout" svg:width="0.3cm" svg:height="0.3cm" svg:x="11.71cm" svg:y="6.40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1" draw:text-style-name="P10" draw:layer="layout" svg:width="0.3cm" svg:height="0.3cm" svg:x="11.71cm" svg:y="6.76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</draw:g>
        <draw:frame draw:style-name="gr12" draw:text-style-name="P11" draw:layer="layout" svg:width="0.18cm" svg:height="0.319cm" svg:x="5.703cm" svg:y="6.057cm">
          <draw:text-box>
            <text:p><text:span text:style-name="T9">c</text:span></text:p>
          </draw:text-box>
        </draw:frame>
        <draw:frame draw:style-name="gr12" draw:text-style-name="P11" draw:layer="layout" svg:width="0.18cm" svg:height="0.319cm" svg:x="10.409cm" svg:y="6.057cm">
          <draw:text-box>
            <text:p><text:span text:style-name="T9">d</text:span></text:p>
          </draw:text-box>
        </draw:frame>
        <draw:frame draw:style-name="gr13" draw:text-style-name="P11" draw:layer="layout" svg:width="0.167cm" svg:height="0.319cm" svg:x="5.71cm" svg:y="13.819cm">
          <draw:text-box>
            <text:p><text:span text:style-name="T9">e</text:span></text:p>
          </draw:text-box>
        </draw:frame>
        <draw:frame draw:style-name="gr13" draw:text-style-name="P11" draw:layer="layout" svg:width="0.167cm" svg:height="0.319cm" svg:x="10.416cm" svg:y="13.819cm">
          <draw:text-box>
            <text:p><text:span text:style-name="T9">f</text:span></text:p>
          </draw:text-box>
        </draw:frame>
        <draw:frame draw:style-name="gr13" draw:text-style-name="P12" draw:layer="layout" svg:width="0.167cm" svg:height="0.319cm" svg:x="5.71cm" svg:y="1.957cm">
          <draw:text-box>
            <text:p><text:span text:style-name="T10">a</text:span></text:p>
          </draw:text-box>
        </draw:frame>
        <draw:frame draw:style-name="gr14" draw:text-style-name="P12" draw:layer="layout" svg:width="0.176cm" svg:height="0.319cm" svg:x="10.411cm" svg:y="1.957cm">
          <draw:text-box>
            <text:p><text:span text:style-name="T10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2:18:00.729840809</meta:creation-date>
    <meta:generator>LibreOffice/6.4.7.2$Linux_X86_64 LibreOffice_project/40$Build-2</meta:generator>
    <dc:date>2023-10-02T17:53:22.570092664</dc:date>
    <meta:editing-duration>P1DT9H16M35S</meta:editing-duration>
    <meta:editing-cycles>44</meta:editing-cycles>
    <meta:document-statistic meta:object-count="20"/>
  </office:meta>
</office:document-meta>
</file>